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C6000002AD6FE4EE6D.png" manifest:media-type="image/png"/>
  <manifest:file-entry manifest:full-path="Pictures/10000000000004BE000002AC8B039D3F.png" manifest:media-type="image/png"/>
  <manifest:file-entry manifest:full-path="Pictures/10000000000004B00000021A40CEB5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cb9bb" officeooo:paragraph-rsid="000cb9bb"/>
    </style:style>
    <style:style style:name="P2" style:family="paragraph" style:parent-style-name="Standard">
      <style:text-properties officeooo:rsid="000eb4fd" officeooo:paragraph-rsid="000eb4f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Image1" text:anchor-type="char" svg:width="3.9902in" svg:height="1.789in" draw:z-index="0"><draw:image xlink:href="Pictures/10000000000004B00000021A40CEB583.png" xlink:type="simple" xlink:show="embed" xlink:actuate="onLoad" draw:mime-type="image/png"/></draw:frame>I</text:p>
      <text:p text:style-name="P1"/>
      <text:p text:style-name="P1"><draw:frame draw:style-name="fr1" draw:name="Image2" text:anchor-type="char" svg:width="3.9902in" svg:height="2.248in" draw:z-index="1"><draw:image xlink:href="Pictures/10000000000004BE000002AC8B039D3F.png" xlink:type="simple" xlink:show="embed" xlink:actuate="onLoad" draw:mime-type="image/png"/></draw:frame>ii</text:p>
      <text:p text:style-name="P2"><draw:frame draw:style-name="fr1" draw:name="Image3" text:anchor-type="char" svg:width="3.8445in" svg:height="2.1547in" draw:z-index="2"><draw:image xlink:href="Pictures/10000000000004C6000002AD6FE4EE6D.png" xlink:type="simple" xlink:show="embed" xlink:actuate="onLoad" draw:mime-type="image/png"/></draw:frame>iii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5T20:03:40.161886435</meta:creation-date>
    <dc:date>2025-06-05T20:18:36.835378619</dc:date>
    <meta:editing-duration>PT4M45S</meta:editing-duration>
    <meta:editing-cycles>2</meta:editing-cycles>
    <meta:generator>LibreOffice/25.2.3.2$Linux_X86_64 LibreOffice_project/e2f07fdb2c9617da0850dd33696759be68bcc5ab</meta:generator>
    <meta:document-statistic meta:table-count="0" meta:image-count="3" meta:object-count="0" meta:page-count="1" meta:paragraph-count="3" meta:word-count="3" meta:character-count="6" meta:non-whitespace-character-count="6"/>
  </office:meta>
</office:document-meta>
</file>